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number-columns-repeated="22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Avg. GPU 1</text:p>
          </table:table-cell>
          <table:table-cell office:value-type="string" calcext:value-type="string">
            <text:p>Avg. GPU 2</text:p>
          </table:table-cell>
          <table:table-cell office:value-type="string" calcext:value-type="string">
            <text:p>Avg. GPU 3</text:p>
          </table:table-cell>
          <table:table-cell office:value-type="string" calcext:value-type="string">
            <text:p>Avg. GPU 4</text:p>
          </table:table-cell>
          <table:table-cell office:value-type="string" calcext:value-type="string">
            <text:p>Max GPU 1</text:p>
          </table:table-cell>
          <table:table-cell office:value-type="string" calcext:value-type="string">
            <text:p>Max GPU 2</text:p>
          </table:table-cell>
          <table:table-cell office:value-type="string" calcext:value-type="string">
            <text:p>Max GPU 3</text:p>
          </table:table-cell>
          <table:table-cell office:value-type="string" calcext:value-type="string">
            <text:p>Max GPU 4</text:p>
          </table:table-cell>
          <table:table-cell office:value-type="string" calcext:value-type="string">
            <text:p>Total*</text:p>
          </table:table-cell>
          <table:table-cell office:value-type="string" calcext:value-type="string">
            <text:p>Total per hour</text:p>
          </table:table-cell>
          <table:table-cell office:value-type="string" calcext:value-type="string">
            <text:p>Exc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TRANS</text:p>
          </table:table-cell>
          <table:table-cell office:value-type="float" office:value="197.668233283486" calcext:value-type="float">
            <text:p>197.668233283486</text:p>
          </table:table-cell>
          <table:table-cell office:value-type="float" office:value="163.849391155736" calcext:value-type="float">
            <text:p>163.849391155736</text:p>
          </table:table-cell>
          <table:table-cell office:value-type="float" office:value="179.701132236702" calcext:value-type="float">
            <text:p>179.701132236702</text:p>
          </table:table-cell>
          <table:table-cell office:value-type="float" office:value="164.916898098697" calcext:value-type="float">
            <text:p>164.916898098697</text:p>
          </table:table-cell>
          <table:table-cell office:value-type="float" office:value="309" calcext:value-type="float">
            <text:p>309</text:p>
          </table:table-cell>
          <table:table-cell office:value-type="float" office:value="280" calcext:value-type="float">
            <text:p>280</text:p>
          </table:table-cell>
          <table:table-cell office:value-type="float" office:value="311" calcext:value-type="float">
            <text:p>311</text:p>
          </table:table-cell>
          <table:table-cell office:value-type="float" office:value="294" calcext:value-type="float">
            <text:p>294</text:p>
          </table:table-cell>
          <table:table-cell table:formula="of:=SUM([.O2:.R2])" office:value-type="float" office:value="16527649" calcext:value-type="float">
            <text:p>16527649</text:p>
          </table:table-cell>
          <table:table-cell table:formula="of:=SUM([.S2:.V2])" office:value-type="float" office:value="4.59101361111111" calcext:value-type="float">
            <text:p>4.59101361111111</text:p>
          </table:table-cell>
          <table:table-cell/>
          <table:table-cell office:value-type="float" office:value="4626575" calcext:value-type="float">
            <text:p>4626575</text:p>
          </table:table-cell>
          <table:table-cell office:value-type="float" office:value="3835019" calcext:value-type="float">
            <text:p>3835019</text:p>
          </table:table-cell>
          <table:table-cell office:value-type="float" office:value="4206053" calcext:value-type="float">
            <text:p>4206053</text:p>
          </table:table-cell>
          <table:table-cell office:value-type="float" office:value="3860002" calcext:value-type="float">
            <text:p>3860002</text:p>
          </table:table-cell>
          <table:table-cell office:value-type="float" office:value="1.28515972222222" calcext:value-type="float">
            <text:p>1.28515972222222</text:p>
          </table:table-cell>
          <table:table-cell office:value-type="float" office:value="1.06528305555556" calcext:value-type="float">
            <text:p>1.06528305555556</text:p>
          </table:table-cell>
          <table:table-cell office:value-type="float" office:value="1.16834805555556" calcext:value-type="float">
            <text:p>1.16834805555556</text:p>
          </table:table-cell>
          <table:table-cell office:value-type="float" office:value="1.07222277777778" calcext:value-type="float">
            <text:p>1.07222277777778</text:p>
          </table:table-cell>
        </table:table-row>
        <table:table-row table:style-name="ro2">
          <table:table-cell office:value-type="string" calcext:value-type="string">
            <text:p>1080TI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TRANS</text:p>
          </table:table-cell>
          <table:table-cell office:value-type="float" office:value="197.887358184765" calcext:value-type="float">
            <text:p>197.887358184765</text:p>
          </table:table-cell>
          <table:table-cell office:value-type="float" office:value="164.762020529444" calcext:value-type="float">
            <text:p>164.762020529444</text:p>
          </table:table-cell>
          <table:table-cell office:value-type="float" office:value="179.056185845489" calcext:value-type="float">
            <text:p>179.056185845489</text:p>
          </table:table-cell>
          <table:table-cell office:value-type="float" office:value="165.055375472717" calcext:value-type="float">
            <text:p>165.055375472717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table:formula="of:=SUM([.O3:.R3])" office:value-type="float" office:value="13082703" calcext:value-type="float">
            <text:p>13082703</text:p>
          </table:table-cell>
          <table:table-cell table:formula="of:=SUM([.S3:.V3])" office:value-type="float" office:value="3.63408416666667" calcext:value-type="float">
            <text:p>3.63408416666667</text:p>
          </table:table-cell>
          <table:table-cell/>
          <table:table-cell office:value-type="float" office:value="3663047" calcext:value-type="float">
            <text:p>3663047</text:p>
          </table:table-cell>
          <table:table-cell office:value-type="float" office:value="3049869" calcext:value-type="float">
            <text:p>3049869</text:p>
          </table:table-cell>
          <table:table-cell office:value-type="float" office:value="3314490" calcext:value-type="float">
            <text:p>3314490</text:p>
          </table:table-cell>
          <table:table-cell office:value-type="float" office:value="3055297" calcext:value-type="float">
            <text:p>3055297</text:p>
          </table:table-cell>
          <table:table-cell office:value-type="float" office:value="1.01751305555556" calcext:value-type="float">
            <text:p>1.01751305555556</text:p>
          </table:table-cell>
          <table:table-cell office:value-type="float" office:value="0.847185833333333" calcext:value-type="float">
            <text:p>0.847185833333333</text:p>
          </table:table-cell>
          <table:table-cell office:value-type="float" office:value="0.920691666666667" calcext:value-type="float">
            <text:p>0.920691666666667</text:p>
          </table:table-cell>
          <table:table-cell office:value-type="float" office:value="0.848693611111111" calcext:value-type="float">
            <text:p>0.848693611111111</text:p>
          </table:table-cell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TRANS</text:p>
          </table:table-cell>
          <table:table-cell office:value-type="float" office:value="201.373117803366" calcext:value-type="float">
            <text:p>201.373117803366</text:p>
          </table:table-cell>
          <table:table-cell office:value-type="float" office:value="166.975420726306" calcext:value-type="float">
            <text:p>166.975420726306</text:p>
          </table:table-cell>
          <table:table-cell office:value-type="float" office:value="181.900354295837" calcext:value-type="float">
            <text:p>181.900354295837</text:p>
          </table:table-cell>
          <table:table-cell office:value-type="float" office:value="167.619353410097" calcext:value-type="float">
            <text:p>167.619353410097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table:formula="of:=SUM([.O4:.R4])" office:value-type="float" office:value="16210239" calcext:value-type="float">
            <text:p>16210239</text:p>
          </table:table-cell>
          <table:table-cell table:formula="of:=SUM([.S4:.V4])" office:value-type="float" office:value="4.50284416666667" calcext:value-type="float">
            <text:p>4.50284416666667</text:p>
          </table:table-cell>
          <table:table-cell/>
          <table:table-cell office:value-type="float" office:value="4547051" calcext:value-type="float">
            <text:p>4547051</text:p>
          </table:table-cell>
          <table:table-cell office:value-type="float" office:value="3770551" calcext:value-type="float">
            <text:p>3770551</text:p>
          </table:table-cell>
          <table:table-cell office:value-type="float" office:value="4107554" calcext:value-type="float">
            <text:p>4107554</text:p>
          </table:table-cell>
          <table:table-cell office:value-type="float" office:value="3785083" calcext:value-type="float">
            <text:p>3785083</text:p>
          </table:table-cell>
          <table:table-cell office:value-type="float" office:value="1.26306972222222" calcext:value-type="float">
            <text:p>1.26306972222222</text:p>
          </table:table-cell>
          <table:table-cell office:value-type="float" office:value="1.04737527777778" calcext:value-type="float">
            <text:p>1.04737527777778</text:p>
          </table:table-cell>
          <table:table-cell office:value-type="float" office:value="1.14098722222222" calcext:value-type="float">
            <text:p>1.14098722222222</text:p>
          </table:table-cell>
          <table:table-cell office:value-type="float" office:value="1.05141194444444" calcext:value-type="float">
            <text:p>1.05141194444444</text:p>
          </table:table-cell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TRANS</text:p>
          </table:table-cell>
          <table:table-cell office:value-type="float" office:value="199.284012826386" calcext:value-type="float">
            <text:p>199.284012826386</text:p>
          </table:table-cell>
          <table:table-cell office:value-type="float" office:value="163.702931745305" calcext:value-type="float">
            <text:p>163.702931745305</text:p>
          </table:table-cell>
          <table:table-cell office:value-type="float" office:value="179.200183234082" calcext:value-type="float">
            <text:p>179.200183234082</text:p>
          </table:table-cell>
          <table:table-cell office:value-type="float" office:value="164.351122308749" calcext:value-type="float">
            <text:p>164.351122308749</text:p>
          </table:table-cell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table:formula="of:=SUM([.O5:.R5])" office:value-type="float" office:value="15423868" calcext:value-type="float">
            <text:p>15423868</text:p>
          </table:table-cell>
          <table:table-cell table:formula="of:=SUM([.S5:.V5])" office:value-type="float" office:value="4.28440777777778" calcext:value-type="float">
            <text:p>4.28440777777778</text:p>
          </table:table-cell>
          <table:table-cell/>
          <table:table-cell office:value-type="float" office:value="4350422" calcext:value-type="float">
            <text:p>4350422</text:p>
          </table:table-cell>
          <table:table-cell office:value-type="float" office:value="3573655" calcext:value-type="float">
            <text:p>3573655</text:p>
          </table:table-cell>
          <table:table-cell office:value-type="float" office:value="3911972" calcext:value-type="float">
            <text:p>3911972</text:p>
          </table:table-cell>
          <table:table-cell office:value-type="float" office:value="3587819" calcext:value-type="float">
            <text:p>3587819</text:p>
          </table:table-cell>
          <table:table-cell office:value-type="float" office:value="1.20845055555556" calcext:value-type="float">
            <text:p>1.20845055555556</text:p>
          </table:table-cell>
          <table:table-cell office:value-type="float" office:value="0.992681944444444" calcext:value-type="float">
            <text:p>0.992681944444444</text:p>
          </table:table-cell>
          <table:table-cell office:value-type="float" office:value="1.08665888888889" calcext:value-type="float">
            <text:p>1.08665888888889</text:p>
          </table:table-cell>
          <table:table-cell office:value-type="float" office:value="0.996616388888889" calcext:value-type="float">
            <text:p>0.996616388888889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TRANS</text:p>
          </table:table-cell>
          <table:table-cell office:value-type="float" office:value="155.453967603035" calcext:value-type="float">
            <text:p>155.453967603035</text:p>
          </table:table-cell>
          <table:table-cell office:value-type="float" office:value="148.122411318433" calcext:value-type="float">
            <text:p>148.122411318433</text:p>
          </table:table-cell>
          <table:table-cell office:value-type="float" office:value="155.293418084888" calcext:value-type="float">
            <text:p>155.29341808488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O6:.Q6])" office:value-type="float" office:value="11190376" calcext:value-type="float">
            <text:p>11190376</text:p>
          </table:table-cell>
          <table:table-cell table:formula="of:=SUM([.R6:.T6])" office:value-type="float" office:value="3.10843777777778" calcext:value-type="float">
            <text:p>3.10843777777778</text:p>
          </table:table-cell>
          <table:table-cell/>
          <table:table-cell office:value-type="float" office:value="3791027" calcext:value-type="float">
            <text:p>3791027</text:p>
          </table:table-cell>
          <table:table-cell office:value-type="float" office:value="3612241" calcext:value-type="float">
            <text:p>3612241</text:p>
          </table:table-cell>
          <table:table-cell office:value-type="float" office:value="3787108" calcext:value-type="float">
            <text:p>3787108</text:p>
          </table:table-cell>
          <table:table-cell office:value-type="float" office:value="1.05306305555556" calcext:value-type="float">
            <text:p>1.05306305555556</text:p>
          </table:table-cell>
          <table:table-cell office:value-type="float" office:value="1.00340027777778" calcext:value-type="float">
            <text:p>1.00340027777778</text:p>
          </table:table-cell>
          <table:table-cell office:value-type="float" office:value="1.05197444444444" calcext:value-type="float">
            <text:p>1.05197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TRANS</text:p>
          </table:table-cell>
          <table:table-cell office:value-type="float" office:value="156.378114086147" calcext:value-type="float">
            <text:p>156.378114086147</text:p>
          </table:table-cell>
          <table:table-cell office:value-type="float" office:value="149.991618160652" calcext:value-type="float">
            <text:p>149.991618160652</text:p>
          </table:table-cell>
          <table:table-cell office:value-type="float" office:value="155.897555296857" calcext:value-type="float">
            <text:p>155.89755529685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SUM([.O7:.Q7])" office:value-type="float" office:value="9927260" calcext:value-type="float">
            <text:p>9927260</text:p>
          </table:table-cell>
          <table:table-cell table:formula="of:=SUM([.R7:.T7])" office:value-type="float" office:value="2.75757222222222" calcext:value-type="float">
            <text:p>2.75757222222222</text:p>
          </table:table-cell>
          <table:table-cell/>
          <table:table-cell office:value-type="float" office:value="3358248" calcext:value-type="float">
            <text:p>3358248</text:p>
          </table:table-cell>
          <table:table-cell office:value-type="float" office:value="3221090" calcext:value-type="float">
            <text:p>3221090</text:p>
          </table:table-cell>
          <table:table-cell office:value-type="float" office:value="3347922" calcext:value-type="float">
            <text:p>3347922</text:p>
          </table:table-cell>
          <table:table-cell office:value-type="float" office:value="0.932846666666667" calcext:value-type="float">
            <text:p>0.932846666666667</text:p>
          </table:table-cell>
          <table:table-cell office:value-type="float" office:value="0.894747222222222" calcext:value-type="float">
            <text:p>0.894747222222222</text:p>
          </table:table-cell>
          <table:table-cell office:value-type="float" office:value="0.929978333333333" calcext:value-type="float">
            <text:p>0.92997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TRANS</text:p>
          </table:table-cell>
          <table:table-cell office:value-type="float" office:value="154.162633783155" calcext:value-type="float">
            <text:p>154.162633783155</text:p>
          </table:table-cell>
          <table:table-cell office:value-type="float" office:value="148.252442996743" calcext:value-type="float">
            <text:p>148.252442996743</text:p>
          </table:table-cell>
          <table:table-cell office:value-type="float" office:value="154.736621684504" calcext:value-type="float">
            <text:p>154.73662168450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O8:.Q8])" office:value-type="float" office:value="9825044" calcext:value-type="float">
            <text:p>9825044</text:p>
          </table:table-cell>
          <table:table-cell table:formula="of:=SUM([.R8:.T8])" office:value-type="float" office:value="2.72917888888889" calcext:value-type="float">
            <text:p>2.72917888888889</text:p>
          </table:table-cell>
          <table:table-cell/>
          <table:table-cell office:value-type="float" office:value="3313235" calcext:value-type="float">
            <text:p>3313235</text:p>
          </table:table-cell>
          <table:table-cell office:value-type="float" office:value="3186251" calcext:value-type="float">
            <text:p>3186251</text:p>
          </table:table-cell>
          <table:table-cell office:value-type="float" office:value="3325558" calcext:value-type="float">
            <text:p>3325558</text:p>
          </table:table-cell>
          <table:table-cell office:value-type="float" office:value="0.920343055555555" calcext:value-type="float">
            <text:p>0.920343055555555</text:p>
          </table:table-cell>
          <table:table-cell office:value-type="float" office:value="0.885069722222222" calcext:value-type="float">
            <text:p>0.885069722222222</text:p>
          </table:table-cell>
          <table:table-cell office:value-type="float" office:value="0.923766111111111" calcext:value-type="float">
            <text:p>0.923766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TRANS</text:p>
          </table:table-cell>
          <table:table-cell office:value-type="float" office:value="153.706936866719" calcext:value-type="float">
            <text:p>153.706936866719</text:p>
          </table:table-cell>
          <table:table-cell office:value-type="float" office:value="146.746947259028" calcext:value-type="float">
            <text:p>146.746947259028</text:p>
          </table:table-cell>
          <table:table-cell office:value-type="float" office:value="153.24941543258" calcext:value-type="float">
            <text:p>153.2494154325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O9:.Q9])" office:value-type="float" office:value="8732400" calcext:value-type="float">
            <text:p>8732400</text:p>
          </table:table-cell>
          <table:table-cell table:formula="of:=SUM([.R9:.T9])" office:value-type="float" office:value="2.42566666666667" calcext:value-type="float">
            <text:p>2.42566666666667</text:p>
          </table:table-cell>
          <table:table-cell/>
          <table:table-cell office:value-type="float" office:value="2958424" calcext:value-type="float">
            <text:p>2958424</text:p>
          </table:table-cell>
          <table:table-cell office:value-type="float" office:value="2824411" calcext:value-type="float">
            <text:p>2824411</text:p>
          </table:table-cell>
          <table:table-cell office:value-type="float" office:value="2949565" calcext:value-type="float">
            <text:p>2949565</text:p>
          </table:table-cell>
          <table:table-cell office:value-type="float" office:value="0.821784444444444" calcext:value-type="float">
            <text:p>0.821784444444444</text:p>
          </table:table-cell>
          <table:table-cell office:value-type="float" office:value="0.784558611111111" calcext:value-type="float">
            <text:p>0.784558611111111</text:p>
          </table:table-cell>
          <table:table-cell office:value-type="float" office:value="0.819323611111111" calcext:value-type="float">
            <text:p>0.819323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LSTM</text:p>
          </table:table-cell>
          <table:table-cell office:value-type="float" office:value="146.43625458511" calcext:value-type="float">
            <text:p>146.43625458511</text:p>
          </table:table-cell>
          <table:table-cell office:value-type="float" office:value="133.99707544364" calcext:value-type="float">
            <text:p>133.99707544364</text:p>
          </table:table-cell>
          <table:table-cell office:value-type="float" office:value="149.718598195697" calcext:value-type="float">
            <text:p>149.718598195697</text:p>
          </table:table-cell>
          <table:table-cell office:value-type="float" office:value="133.376871220383" calcext:value-type="float">
            <text:p>133.376871220383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table:formula="of:=SUM([.O10:.R10])" office:value-type="float" office:value="56844010" calcext:value-type="float">
            <text:p>56844010</text:p>
          </table:table-cell>
          <table:table-cell table:formula="of:=SUM([.S10:.V10])" office:value-type="float" office:value="15.7900027777778" calcext:value-type="float">
            <text:p>15.7900027777778</text:p>
          </table:table-cell>
          <table:table-cell/>
          <table:table-cell office:value-type="float" office:value="14771285" calcext:value-type="float">
            <text:p>14771285</text:p>
          </table:table-cell>
          <table:table-cell office:value-type="float" office:value="13516481" calcext:value-type="float">
            <text:p>13516481</text:p>
          </table:table-cell>
          <table:table-cell office:value-type="float" office:value="15102345" calcext:value-type="float">
            <text:p>15102345</text:p>
          </table:table-cell>
          <table:table-cell office:value-type="float" office:value="13453899" calcext:value-type="float">
            <text:p>13453899</text:p>
          </table:table-cell>
          <table:table-cell office:value-type="float" office:value="4.10313472222222" calcext:value-type="float">
            <text:p>4.10313472222222</text:p>
          </table:table-cell>
          <table:table-cell office:value-type="float" office:value="3.75457805555556" calcext:value-type="float">
            <text:p>3.75457805555556</text:p>
          </table:table-cell>
          <table:table-cell office:value-type="float" office:value="4.19509583333333" calcext:value-type="float">
            <text:p>4.19509583333333</text:p>
          </table:table-cell>
          <table:table-cell office:value-type="float" office:value="3.73719416666667" calcext:value-type="float">
            <text:p>3.73719416666667</text:p>
          </table:table-cell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LSTM</text:p>
          </table:table-cell>
          <table:table-cell office:value-type="float" office:value="146.910310377729" calcext:value-type="float">
            <text:p>146.910310377729</text:p>
          </table:table-cell>
          <table:table-cell office:value-type="float" office:value="135.046584722456" calcext:value-type="float">
            <text:p>135.046584722456</text:p>
          </table:table-cell>
          <table:table-cell office:value-type="float" office:value="151.873267104451" calcext:value-type="float">
            <text:p>151.873267104451</text:p>
          </table:table-cell>
          <table:table-cell office:value-type="float" office:value="134.365269124993" calcext:value-type="float">
            <text:p>134.365269124993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table:formula="of:=SUM([.O11:.R11])" office:value-type="float" office:value="50618788" calcext:value-type="float">
            <text:p>50618788</text:p>
          </table:table-cell>
          <table:table-cell table:formula="of:=SUM([.S11:.V11])" office:value-type="float" office:value="14.0607744444444" calcext:value-type="float">
            <text:p>14.0607744444444</text:p>
          </table:table-cell>
          <table:table-cell/>
          <table:table-cell office:value-type="float" office:value="13087751" calcext:value-type="float">
            <text:p>13087751</text:p>
          </table:table-cell>
          <table:table-cell office:value-type="float" office:value="12030877" calcext:value-type="float">
            <text:p>12030877</text:p>
          </table:table-cell>
          <table:table-cell office:value-type="float" office:value="13529980" calcext:value-type="float">
            <text:p>13529980</text:p>
          </table:table-cell>
          <table:table-cell office:value-type="float" office:value="11970180" calcext:value-type="float">
            <text:p>11970180</text:p>
          </table:table-cell>
          <table:table-cell office:value-type="float" office:value="3.63548638888889" calcext:value-type="float">
            <text:p>3.63548638888889</text:p>
          </table:table-cell>
          <table:table-cell office:value-type="float" office:value="3.34191027777778" calcext:value-type="float">
            <text:p>3.34191027777778</text:p>
          </table:table-cell>
          <table:table-cell office:value-type="float" office:value="3.75832777777778" calcext:value-type="float">
            <text:p>3.75832777777778</text:p>
          </table:table-cell>
          <table:table-cell office:value-type="float" office:value="3.32505" calcext:value-type="float">
            <text:p>3.32505</text:p>
          </table:table-cell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LSTM</text:p>
          </table:table-cell>
          <table:table-cell office:value-type="float" office:value="145.851063829787" calcext:value-type="float">
            <text:p>145.851063829787</text:p>
          </table:table-cell>
          <table:table-cell office:value-type="float" office:value="133.616269657724" calcext:value-type="float">
            <text:p>133.616269657724</text:p>
          </table:table-cell>
          <table:table-cell office:value-type="float" office:value="148.477856151711" calcext:value-type="float">
            <text:p>148.477856151711</text:p>
          </table:table-cell>
          <table:table-cell office:value-type="float" office:value="131.640668362627" calcext:value-type="float">
            <text:p>131.640668362627</text:p>
          </table:table-cell>
          <table:table-cell office:value-type="float" office:value="386" calcext:value-type="float">
            <text:p>386</text:p>
          </table:table-cell>
          <table:table-cell office:value-type="float" office:value="372" calcext:value-type="float">
            <text:p>372</text:p>
          </table:table-cell>
          <table:table-cell office:value-type="float" office:value="411" calcext:value-type="float">
            <text:p>411</text:p>
          </table:table-cell>
          <table:table-cell office:value-type="float" office:value="383" calcext:value-type="float">
            <text:p>383</text:p>
          </table:table-cell>
          <table:table-cell table:formula="of:=SUM([.O12:.R12])" office:value-type="float" office:value="48393935" calcext:value-type="float">
            <text:p>48393935</text:p>
          </table:table-cell>
          <table:table-cell table:formula="of:=SUM([.S12:.V12])" office:value-type="float" office:value="13.4427597222222" calcext:value-type="float">
            <text:p>13.4427597222222</text:p>
          </table:table-cell>
          <table:table-cell/>
          <table:table-cell office:value-type="float" office:value="12613404" calcext:value-type="float">
            <text:p>12613404</text:p>
          </table:table-cell>
          <table:table-cell office:value-type="float" office:value="11555383" calcext:value-type="float">
            <text:p>11555383</text:p>
          </table:table-cell>
          <table:table-cell office:value-type="float" office:value="12840587" calcext:value-type="float">
            <text:p>12840587</text:p>
          </table:table-cell>
          <table:table-cell office:value-type="float" office:value="11384561" calcext:value-type="float">
            <text:p>11384561</text:p>
          </table:table-cell>
          <table:table-cell office:value-type="float" office:value="3.50372333333333" calcext:value-type="float">
            <text:p>3.50372333333333</text:p>
          </table:table-cell>
          <table:table-cell office:value-type="float" office:value="3.20982861111111" calcext:value-type="float">
            <text:p>3.20982861111111</text:p>
          </table:table-cell>
          <table:table-cell office:value-type="float" office:value="3.56682972222222" calcext:value-type="float">
            <text:p>3.56682972222222</text:p>
          </table:table-cell>
          <table:table-cell office:value-type="float" office:value="3.16237805555556" calcext:value-type="float">
            <text:p>3.16237805555556</text:p>
          </table:table-cell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LSTM</text:p>
          </table:table-cell>
          <table:table-cell office:value-type="float" office:value="145.232041219819" calcext:value-type="float">
            <text:p>145.232041219819</text:p>
          </table:table-cell>
          <table:table-cell office:value-type="float" office:value="135.544664789407" calcext:value-type="float">
            <text:p>135.544664789407</text:p>
          </table:table-cell>
          <table:table-cell office:value-type="float" office:value="151.009825654544" calcext:value-type="float">
            <text:p>151.009825654544</text:p>
          </table:table-cell>
          <table:table-cell office:value-type="float" office:value="135.598645976874" calcext:value-type="float">
            <text:p>135.598645976874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  <table:table-cell table:formula="of:=SUM([.O13:.R13])" office:value-type="float" office:value="47351692" calcext:value-type="float">
            <text:p>47351692</text:p>
          </table:table-cell>
          <table:table-cell table:formula="of:=SUM([.S13:.V13])" office:value-type="float" office:value="13.1532477777778" calcext:value-type="float">
            <text:p>13.1532477777778</text:p>
          </table:table-cell>
          <table:table-cell/>
          <table:table-cell office:value-type="float" office:value="12120500" calcext:value-type="float">
            <text:p>12120500</text:p>
          </table:table-cell>
          <table:table-cell office:value-type="float" office:value="11312002" calcext:value-type="float">
            <text:p>11312002</text:p>
          </table:table-cell>
          <table:table-cell office:value-type="float" office:value="12602683" calcext:value-type="float">
            <text:p>12602683</text:p>
          </table:table-cell>
          <table:table-cell office:value-type="float" office:value="11316507" calcext:value-type="float">
            <text:p>11316507</text:p>
          </table:table-cell>
          <table:table-cell office:value-type="float" office:value="3.36680555555556" calcext:value-type="float">
            <text:p>3.36680555555556</text:p>
          </table:table-cell>
          <table:table-cell office:value-type="float" office:value="3.14222277777778" calcext:value-type="float">
            <text:p>3.14222277777778</text:p>
          </table:table-cell>
          <table:table-cell office:value-type="float" office:value="3.50074527777778" calcext:value-type="float">
            <text:p>3.50074527777778</text:p>
          </table:table-cell>
          <table:table-cell office:value-type="float" office:value="3.14347416666667" calcext:value-type="float">
            <text:p>3.1434741666666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LSTM</text:p>
          </table:table-cell>
          <table:table-cell office:value-type="float" office:value="114.820972068802" calcext:value-type="float">
            <text:p>114.820972068802</text:p>
          </table:table-cell>
          <table:table-cell office:value-type="float" office:value="110.346220609121" calcext:value-type="float">
            <text:p>110.346220609121</text:p>
          </table:table-cell>
          <table:table-cell office:value-type="float" office:value="115.808979012151" calcext:value-type="float">
            <text:p>115.80897901215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SUM([.O14:.Q14])" office:value-type="float" office:value="21608258" calcext:value-type="float">
            <text:p>21608258</text:p>
          </table:table-cell>
          <table:table-cell table:formula="of:=SUM([.R14:.T14])" office:value-type="float" office:value="6.00229388888889" calcext:value-type="float">
            <text:p>6.00229388888889</text:p>
          </table:table-cell>
          <table:table-cell/>
          <table:table-cell office:value-type="float" office:value="7276375" calcext:value-type="float">
            <text:p>7276375</text:p>
          </table:table-cell>
          <table:table-cell office:value-type="float" office:value="6992806" calcext:value-type="float">
            <text:p>6992806</text:p>
          </table:table-cell>
          <table:table-cell office:value-type="float" office:value="7339077" calcext:value-type="float">
            <text:p>7339077</text:p>
          </table:table-cell>
          <table:table-cell office:value-type="float" office:value="2.02121527777778" calcext:value-type="float">
            <text:p>2.02121527777778</text:p>
          </table:table-cell>
          <table:table-cell office:value-type="float" office:value="1.94244611111111" calcext:value-type="float">
            <text:p>1.94244611111111</text:p>
          </table:table-cell>
          <table:table-cell office:value-type="float" office:value="2.0386325" calcext:value-type="float">
            <text:p>2.038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LSTM</text:p>
          </table:table-cell>
          <table:table-cell office:value-type="float" office:value="116.509018524537" calcext:value-type="float">
            <text:p>116.509018524537</text:p>
          </table:table-cell>
          <table:table-cell office:value-type="float" office:value="112.180045498863" calcext:value-type="float">
            <text:p>112.180045498863</text:p>
          </table:table-cell>
          <table:table-cell office:value-type="float" office:value="116.338966525837" calcext:value-type="float">
            <text:p>116.33896652583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SUM([.O15:.Q15])" office:value-type="float" office:value="21233521" calcext:value-type="float">
            <text:p>21233521</text:p>
          </table:table-cell>
          <table:table-cell table:formula="of:=SUM([.R15:.T15])" office:value-type="float" office:value="5.89820027777778" calcext:value-type="float">
            <text:p>5.89820027777778</text:p>
          </table:table-cell>
          <table:table-cell/>
          <table:table-cell office:value-type="float" office:value="7170101" calcext:value-type="float">
            <text:p>7170101</text:p>
          </table:table-cell>
          <table:table-cell office:value-type="float" office:value="6903778" calcext:value-type="float">
            <text:p>6903778</text:p>
          </table:table-cell>
          <table:table-cell office:value-type="float" office:value="7159642" calcext:value-type="float">
            <text:p>7159642</text:p>
          </table:table-cell>
          <table:table-cell office:value-type="float" office:value="1.99169472222222" calcext:value-type="float">
            <text:p>1.99169472222222</text:p>
          </table:table-cell>
          <table:table-cell office:value-type="float" office:value="1.91771611111111" calcext:value-type="float">
            <text:p>1.91771611111111</text:p>
          </table:table-cell>
          <table:table-cell office:value-type="float" office:value="1.98878944444444" calcext:value-type="float">
            <text:p>1.98878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LSTM</text:p>
          </table:table-cell>
          <table:table-cell office:value-type="float" office:value="114.761299026694" calcext:value-type="float">
            <text:p>114.761299026694</text:p>
          </table:table-cell>
          <table:table-cell office:value-type="float" office:value="110.03584851113" calcext:value-type="float">
            <text:p>110.03584851113</text:p>
          </table:table-cell>
          <table:table-cell office:value-type="float" office:value="115.426038354052" calcext:value-type="float">
            <text:p>115.42603835405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SUM([.O16:.Q16])" office:value-type="float" office:value="17652966" calcext:value-type="float">
            <text:p>17652966</text:p>
          </table:table-cell>
          <table:table-cell table:formula="of:=SUM([.R16:.T16])" office:value-type="float" office:value="4.90360166666667" calcext:value-type="float">
            <text:p>4.90360166666667</text:p>
          </table:table-cell>
          <table:table-cell/>
          <table:table-cell office:value-type="float" office:value="5954542" calcext:value-type="float">
            <text:p>5954542</text:p>
          </table:table-cell>
          <table:table-cell office:value-type="float" office:value="5709370" calcext:value-type="float">
            <text:p>5709370</text:p>
          </table:table-cell>
          <table:table-cell office:value-type="float" office:value="5989054" calcext:value-type="float">
            <text:p>5989054</text:p>
          </table:table-cell>
          <table:table-cell office:value-type="float" office:value="1.65403944444444" calcext:value-type="float">
            <text:p>1.65403944444444</text:p>
          </table:table-cell>
          <table:table-cell office:value-type="float" office:value="1.58593611111111" calcext:value-type="float">
            <text:p>1.58593611111111</text:p>
          </table:table-cell>
          <table:table-cell office:value-type="float" office:value="1.66362611111111" calcext:value-type="float">
            <text:p>1.66362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LSTM</text:p>
          </table:table-cell>
          <table:table-cell office:value-type="float" office:value="115.908144010869" calcext:value-type="float">
            <text:p>115.908144010869</text:p>
          </table:table-cell>
          <table:table-cell office:value-type="float" office:value="111.326062344328" calcext:value-type="float">
            <text:p>111.326062344328</text:p>
          </table:table-cell>
          <table:table-cell office:value-type="float" office:value="115.679522982867" calcext:value-type="float">
            <text:p>115.67952298286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SUM([.O17:.Q17])" office:value-type="float" office:value="22716874" calcext:value-type="float">
            <text:p>22716874</text:p>
          </table:table-cell>
          <table:table-cell table:formula="of:=SUM([.R17:.T17])" office:value-type="float" office:value="6.31024277777778" calcext:value-type="float">
            <text:p>6.31024277777778</text:p>
          </table:table-cell>
          <table:table-cell/>
          <table:table-cell office:value-type="float" office:value="7678509" calcext:value-type="float">
            <text:p>7678509</text:p>
          </table:table-cell>
          <table:table-cell office:value-type="float" office:value="7375007" calcext:value-type="float">
            <text:p>7375007</text:p>
          </table:table-cell>
          <table:table-cell office:value-type="float" office:value="7663358" calcext:value-type="float">
            <text:p>7663358</text:p>
          </table:table-cell>
          <table:table-cell office:value-type="float" office:value="2.13291916666667" calcext:value-type="float">
            <text:p>2.13291916666667</text:p>
          </table:table-cell>
          <table:table-cell office:value-type="float" office:value="2.04861305555556" calcext:value-type="float">
            <text:p>2.04861305555556</text:p>
          </table:table-cell>
          <table:table-cell office:value-type="float" office:value="2.12871055555556" calcext:value-type="float">
            <text:p>2.12871055555556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Avg. / CP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 (W interp)</text:p>
          </table:table-cell>
          <table:table-cell office:value-type="string" calcext:value-type="string">
            <text:p>Total (kW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TRANS</text:p>
          </table:table-cell>
          <table:table-cell table:formula="of:=SUM([.D2:.G2])" office:value-type="float" office:value="706.135654774621" calcext:value-type="float">
            <text:p>706.135654774621</text:p>
          </table:table-cell>
          <table:table-cell table:formula="of:=AVERAGE([.D2:.G2])" office:value-type="float" office:value="176.533913693655" calcext:value-type="float">
            <text:p>176.533913693655</text:p>
          </table:table-cell>
          <table:table-cell table:formula="of:=SUM([.H2:.K2])" office:value-type="float" office:value="1194" calcext:value-type="float">
            <text:p>1194</text:p>
          </table:table-cell>
          <table:table-cell table:formula="of:=[.L2]" office:value-type="float" office:value="16527649" calcext:value-type="float">
            <text:p>16527649</text:p>
          </table:table-cell>
          <table:table-cell table:formula="of:=[.M2]" office:value-type="float" office:value="4.59101361111111" calcext:value-type="float">
            <text:p>4.591013611111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TRANS</text:p>
          </table:table-cell>
          <table:table-cell table:formula="of:=SUM([.D3:.G3])" office:value-type="float" office:value="706.760940032415" calcext:value-type="float">
            <text:p>706.760940032415</text:p>
          </table:table-cell>
          <table:table-cell table:formula="of:=AVERAGE([.D3:.G3])" office:value-type="float" office:value="176.690235008104" calcext:value-type="float">
            <text:p>176.690235008104</text:p>
          </table:table-cell>
          <table:table-cell table:formula="of:=SUM([.H3:.K3])" office:value-type="float" office:value="1180" calcext:value-type="float">
            <text:p>1180</text:p>
          </table:table-cell>
          <table:table-cell table:formula="of:=[.L3]" office:value-type="float" office:value="13082703" calcext:value-type="float">
            <text:p>13082703</text:p>
          </table:table-cell>
          <table:table-cell table:formula="of:=[.M3]" office:value-type="float" office:value="3.63408416666667" calcext:value-type="float">
            <text:p>3.6340841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TRANS</text:p>
          </table:table-cell>
          <table:table-cell table:formula="of:=SUM([.D4:.G4])" office:value-type="float" office:value="717.868246235607" calcext:value-type="float">
            <text:p>717.868246235607</text:p>
          </table:table-cell>
          <table:table-cell table:formula="of:=AVERAGE([.D4:.G4])" office:value-type="float" office:value="179.467061558902" calcext:value-type="float">
            <text:p>179.467061558902</text:p>
          </table:table-cell>
          <table:table-cell table:formula="of:=SUM([.H4:.K4])" office:value-type="float" office:value="1201" calcext:value-type="float">
            <text:p>1201</text:p>
          </table:table-cell>
          <table:table-cell table:formula="of:=[.L4]" office:value-type="float" office:value="16210239" calcext:value-type="float">
            <text:p>16210239</text:p>
          </table:table-cell>
          <table:table-cell table:formula="of:=[.M4]" office:value-type="float" office:value="4.50284416666667" calcext:value-type="float">
            <text:p>4.5028441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TRANS</text:p>
          </table:table-cell>
          <table:table-cell table:formula="of:=SUM([.D5:.G5])" office:value-type="float" office:value="706.538250114521" calcext:value-type="float">
            <text:p>706.538250114521</text:p>
          </table:table-cell>
          <table:table-cell table:formula="of:=AVERAGE([.D5:.G5])" office:value-type="float" office:value="176.63456252863" calcext:value-type="float">
            <text:p>176.63456252863</text:p>
          </table:table-cell>
          <table:table-cell table:formula="of:=SUM([.H5:.K5])" office:value-type="float" office:value="1157" calcext:value-type="float">
            <text:p>1157</text:p>
          </table:table-cell>
          <table:table-cell table:formula="of:=[.L5]" office:value-type="float" office:value="15423868" calcext:value-type="float">
            <text:p>15423868</text:p>
          </table:table-cell>
          <table:table-cell table:formula="of:=[.M5]" office:value-type="float" office:value="4.28440777777778" calcext:value-type="float">
            <text:p>4.28440777777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TRANS</text:p>
          </table:table-cell>
          <table:table-cell table:formula="of:=SUM([.D6:.F6])" office:value-type="float" office:value="458.869797006356" calcext:value-type="float">
            <text:p>458.869797006356</text:p>
          </table:table-cell>
          <table:table-cell table:formula="of:=AVERAGE([.D6:.F6])" office:value-type="float" office:value="152.956599002119" calcext:value-type="float">
            <text:p>152.956599002119</text:p>
          </table:table-cell>
          <table:table-cell table:formula="of:=SUM([.H6:.J6])" office:value-type="float" office:value="623" calcext:value-type="float">
            <text:p>623</text:p>
          </table:table-cell>
          <table:table-cell table:formula="of:=[.L6]" office:value-type="float" office:value="11190376" calcext:value-type="float">
            <text:p>11190376</text:p>
          </table:table-cell>
          <table:table-cell table:formula="of:=[.M6]" office:value-type="float" office:value="3.10843777777778" calcext:value-type="float">
            <text:p>3.10843777777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TRANS</text:p>
          </table:table-cell>
          <table:table-cell table:formula="of:=SUM([.D7:.F7])" office:value-type="float" office:value="462.267287543655" calcext:value-type="float">
            <text:p>462.267287543655</text:p>
          </table:table-cell>
          <table:table-cell table:formula="of:=AVERAGE([.D7:.F7])" office:value-type="float" office:value="154.089095847885" calcext:value-type="float">
            <text:p>154.089095847885</text:p>
          </table:table-cell>
          <table:table-cell table:formula="of:=SUM([.H7:.J7])" office:value-type="float" office:value="627" calcext:value-type="float">
            <text:p>627</text:p>
          </table:table-cell>
          <table:table-cell table:formula="of:=[.L7]" office:value-type="float" office:value="9927260" calcext:value-type="float">
            <text:p>9927260</text:p>
          </table:table-cell>
          <table:table-cell table:formula="of:=[.M7]" office:value-type="float" office:value="2.75757222222222" calcext:value-type="float">
            <text:p>2.75757222222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TRANS</text:p>
          </table:table-cell>
          <table:table-cell table:formula="of:=SUM([.D8:.F8])" office:value-type="float" office:value="457.151698464402" calcext:value-type="float">
            <text:p>457.151698464402</text:p>
          </table:table-cell>
          <table:table-cell table:formula="of:=AVERAGE([.D8:.F8])" office:value-type="float" office:value="152.383899488134" calcext:value-type="float">
            <text:p>152.383899488134</text:p>
          </table:table-cell>
          <table:table-cell table:formula="of:=SUM([.H8:.J8])" office:value-type="float" office:value="615" calcext:value-type="float">
            <text:p>615</text:p>
          </table:table-cell>
          <table:table-cell table:formula="of:=[.L8]" office:value-type="float" office:value="9825044" calcext:value-type="float">
            <text:p>9825044</text:p>
          </table:table-cell>
          <table:table-cell table:formula="of:=[.M8]" office:value-type="float" office:value="2.72917888888889" calcext:value-type="float">
            <text:p>2.72917888888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TRANS</text:p>
          </table:table-cell>
          <table:table-cell table:formula="of:=SUM([.D9:.F9])" office:value-type="float" office:value="453.703299558327" calcext:value-type="float">
            <text:p>453.703299558327</text:p>
          </table:table-cell>
          <table:table-cell table:formula="of:=AVERAGE([.D9:.F9])" office:value-type="float" office:value="151.234433186109" calcext:value-type="float">
            <text:p>151.234433186109</text:p>
          </table:table-cell>
          <table:table-cell table:formula="of:=SUM([.H9:.J9])" office:value-type="float" office:value="613" calcext:value-type="float">
            <text:p>613</text:p>
          </table:table-cell>
          <table:table-cell table:formula="of:=[.L9]" office:value-type="float" office:value="8732400" calcext:value-type="float">
            <text:p>8732400</text:p>
          </table:table-cell>
          <table:table-cell table:formula="of:=[.M9]" office:value-type="float" office:value="2.42566666666667" calcext:value-type="float">
            <text:p>2.4256666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LSTM</text:p>
          </table:table-cell>
          <table:table-cell table:formula="of:=SUM([.D10:.G10])" office:value-type="float" office:value="563.52879944483" calcext:value-type="float">
            <text:p>563.52879944483</text:p>
          </table:table-cell>
          <table:table-cell table:formula="of:=AVERAGE([.D10:.G10])" office:value-type="float" office:value="140.882199861207" calcext:value-type="float">
            <text:p>140.882199861207</text:p>
          </table:table-cell>
          <table:table-cell table:formula="of:=SUM([.H10:.K10])" office:value-type="float" office:value="1568" calcext:value-type="float">
            <text:p>1568</text:p>
          </table:table-cell>
          <table:table-cell table:formula="of:=[.L10]" office:value-type="float" office:value="56844010" calcext:value-type="float">
            <text:p>56844010</text:p>
          </table:table-cell>
          <table:table-cell table:formula="of:=[.M10]" office:value-type="float" office:value="15.7900027777778" calcext:value-type="float">
            <text:p>15.7900027777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LSTM</text:p>
          </table:table-cell>
          <table:table-cell table:formula="of:=SUM([.D11:.G11])" office:value-type="float" office:value="568.195431329629" calcext:value-type="float">
            <text:p>568.195431329629</text:p>
          </table:table-cell>
          <table:table-cell table:formula="of:=AVERAGE([.D11:.G11])" office:value-type="float" office:value="142.048857832407" calcext:value-type="float">
            <text:p>142.048857832407</text:p>
          </table:table-cell>
          <table:table-cell table:formula="of:=SUM([.H11:.K11])" office:value-type="float" office:value="1567" calcext:value-type="float">
            <text:p>1567</text:p>
          </table:table-cell>
          <table:table-cell table:formula="of:=[.L11]" office:value-type="float" office:value="50618788" calcext:value-type="float">
            <text:p>50618788</text:p>
          </table:table-cell>
          <table:table-cell table:formula="of:=[.M11]" office:value-type="float" office:value="14.0607744444444" calcext:value-type="float">
            <text:p>14.06077444444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LSTM</text:p>
          </table:table-cell>
          <table:table-cell table:formula="of:=SUM([.D12:.G12])" office:value-type="float" office:value="559.58585800185" calcext:value-type="float">
            <text:p>559.58585800185</text:p>
          </table:table-cell>
          <table:table-cell table:formula="of:=AVERAGE([.D12:.G12])" office:value-type="float" office:value="139.896464500463" calcext:value-type="float">
            <text:p>139.896464500463</text:p>
          </table:table-cell>
          <table:table-cell table:formula="of:=SUM([.H12:.K12])" office:value-type="float" office:value="1552" calcext:value-type="float">
            <text:p>1552</text:p>
          </table:table-cell>
          <table:table-cell table:formula="of:=[.L12]" office:value-type="float" office:value="48393935" calcext:value-type="float">
            <text:p>48393935</text:p>
          </table:table-cell>
          <table:table-cell table:formula="of:=[.M12]" office:value-type="float" office:value="13.4427597222222" calcext:value-type="float">
            <text:p>13.4427597222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80TI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LSTM</text:p>
          </table:table-cell>
          <table:table-cell table:formula="of:=SUM([.D13:.G13])" office:value-type="float" office:value="567.385177640645" calcext:value-type="float">
            <text:p>567.385177640645</text:p>
          </table:table-cell>
          <table:table-cell table:formula="of:=AVERAGE([.D13:.G13])" office:value-type="float" office:value="141.846294410161" calcext:value-type="float">
            <text:p>141.846294410161</text:p>
          </table:table-cell>
          <table:table-cell table:formula="of:=SUM([.H13:.K13])" office:value-type="float" office:value="1560" calcext:value-type="float">
            <text:p>1560</text:p>
          </table:table-cell>
          <table:table-cell table:formula="of:=[.L13]" office:value-type="float" office:value="47351692" calcext:value-type="float">
            <text:p>47351692</text:p>
          </table:table-cell>
          <table:table-cell table:formula="of:=[.M13]" office:value-type="float" office:value="13.1532477777778" calcext:value-type="float">
            <text:p>13.1532477777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ES</text:p>
          </table:table-cell>
          <table:table-cell office:value-type="string" calcext:value-type="string">
            <text:p>LSTM</text:p>
          </table:table-cell>
          <table:table-cell table:formula="of:=SUM([.D14:.F14])" office:value-type="float" office:value="340.976171690074" calcext:value-type="float">
            <text:p>340.976171690074</text:p>
          </table:table-cell>
          <table:table-cell table:formula="of:=AVERAGE([.D14:.F14])" office:value-type="float" office:value="113.658723896691" calcext:value-type="float">
            <text:p>113.658723896691</text:p>
          </table:table-cell>
          <table:table-cell table:formula="of:=SUM([.H14:.J14])" office:value-type="float" office:value="674" calcext:value-type="float">
            <text:p>674</text:p>
          </table:table-cell>
          <table:table-cell table:formula="of:=[.L14]" office:value-type="float" office:value="21608258" calcext:value-type="float">
            <text:p>21608258</text:p>
          </table:table-cell>
          <table:table-cell table:formula="of:=[.M14]" office:value-type="float" office:value="6.00229388888889" calcext:value-type="float">
            <text:p>6.00229388888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N-FR</text:p>
          </table:table-cell>
          <table:table-cell office:value-type="string" calcext:value-type="string">
            <text:p>LSTM</text:p>
          </table:table-cell>
          <table:table-cell table:formula="of:=SUM([.D15:.F15])" office:value-type="float" office:value="345.028030549236" calcext:value-type="float">
            <text:p>345.028030549236</text:p>
          </table:table-cell>
          <table:table-cell table:formula="of:=AVERAGE([.D15:.F15])" office:value-type="float" office:value="115.009343516412" calcext:value-type="float">
            <text:p>115.009343516412</text:p>
          </table:table-cell>
          <table:table-cell table:formula="of:=SUM([.H15:.J15])" office:value-type="float" office:value="672" calcext:value-type="float">
            <text:p>672</text:p>
          </table:table-cell>
          <table:table-cell table:formula="of:=[.L15]" office:value-type="float" office:value="21233521" calcext:value-type="float">
            <text:p>21233521</text:p>
          </table:table-cell>
          <table:table-cell table:formula="of:=[.M15]" office:value-type="float" office:value="5.89820027777778" calcext:value-type="float">
            <text:p>5.89820027777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ES-EN</text:p>
          </table:table-cell>
          <table:table-cell office:value-type="string" calcext:value-type="string">
            <text:p>LSTM</text:p>
          </table:table-cell>
          <table:table-cell table:formula="of:=SUM([.D16:.F16])" office:value-type="float" office:value="340.223185891876" calcext:value-type="float">
            <text:p>340.223185891876</text:p>
          </table:table-cell>
          <table:table-cell table:formula="of:=AVERAGE([.D16:.F16])" office:value-type="float" office:value="113.407728630625" calcext:value-type="float">
            <text:p>113.407728630625</text:p>
          </table:table-cell>
          <table:table-cell table:formula="of:=SUM([.H16:.J16])" office:value-type="float" office:value="665" calcext:value-type="float">
            <text:p>665</text:p>
          </table:table-cell>
          <table:table-cell table:formula="of:=[.L16]" office:value-type="float" office:value="17652966" calcext:value-type="float">
            <text:p>17652966</text:p>
          </table:table-cell>
          <table:table-cell table:formula="of:=[.M16]" office:value-type="float" office:value="4.90360166666667" calcext:value-type="float">
            <text:p>4.90360166666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100</text:p>
          </table:table-cell>
          <table:table-cell office:value-type="string" calcext:value-type="string">
            <text:p>FR-EN</text:p>
          </table:table-cell>
          <table:table-cell office:value-type="string" calcext:value-type="string">
            <text:p>LSTM</text:p>
          </table:table-cell>
          <table:table-cell table:formula="of:=SUM([.D17:.F17])" office:value-type="float" office:value="342.913729338063" calcext:value-type="float">
            <text:p>342.913729338063</text:p>
          </table:table-cell>
          <table:table-cell table:formula="of:=AVERAGE([.D17:.F17])" office:value-type="float" office:value="114.304576446021" calcext:value-type="float">
            <text:p>114.304576446021</text:p>
          </table:table-cell>
          <table:table-cell table:formula="of:=SUM([.H17:.J17])" office:value-type="float" office:value="669" calcext:value-type="float">
            <text:p>669</text:p>
          </table:table-cell>
          <table:table-cell table:formula="of:=[.L17]" office:value-type="float" office:value="22716874" calcext:value-type="float">
            <text:p>22716874</text:p>
          </table:table-cell>
          <table:table-cell table:formula="of:=[.M17]" office:value-type="float" office:value="6.31024277777778" calcext:value-type="float">
            <text:p>6.31024277777778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max 250W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Train.A1:Train.V1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15:48:38.522696715</meta:creation-date>
    <dc:date>2021-02-07T19:29:51.679994741</dc:date>
    <meta:editing-duration>PT2H38M50S</meta:editing-duration>
    <meta:editing-cycles>5</meta:editing-cycles>
    <meta:generator>LibreOffice/7.0.4.2$Linux_X86_64 LibreOffice_project/00$Build-2</meta:generator>
    <meta:document-statistic meta:table-count="1" meta:cell-count="450" meta:object-count="0"/>
  </office:meta>
</office:document-meta>
</file>